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81cm" svg:stroke-color="#cbc6ac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draw:stroke-dash="Fine_20_Dashed" svg:stroke-width="0.081cm" svg:stroke-color="#cbacac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draw:stroke-dash="Fine_20_Dashed" svg:stroke-width="0.081cm" svg:stroke-color="#acbbcb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28cm" fo:min-width="0.27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acbbcb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cbc6ac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cbac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cbc6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acbbcb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cbc6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acbbc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acbbcb"/>
      <style:paragraph-properties fo:text-align="center"/>
    </style:style>
    <style:style style:name="P4" style:family="paragraph">
      <loext:graphic-properties draw:fill="solid" draw:fill-color="#cbc6ac"/>
      <style:paragraph-properties fo:text-align="center"/>
    </style:style>
    <style:style style:name="P5" style:family="paragraph">
      <loext:graphic-properties draw:fill="solid" draw:fill-color="#cbacac"/>
      <style:paragraph-properties fo:text-align="center"/>
    </style:style>
    <style:style style:name="P6" style:family="paragraph">
      <loext:graphic-properties draw:fill="none" draw:fill-color="#cbc6ac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Predefinito">
        <draw:connector draw:style-name="gr1" draw:text-style-name="P1" draw:layer="layout" draw:type="line" svg:x1="0.813cm" svg:y1="4.391cm" svg:x2="0.65cm" svg:y2="5.35cm" draw:start-shape="id1" draw:start-glue-point="7" draw:end-shape="id2" draw:end-glue-point="0" svg:d="M813 4391l-163 959" svg:viewBox="0 0 164 960">
          <text:p/>
        </draw:connector>
        <draw:connector draw:style-name="gr2" draw:text-style-name="P1" draw:layer="layout" draw:type="line" svg:x1="2.15cm" svg:y1="2.1cm" svg:x2="0.85cm" svg:y2="2.15cm" draw:start-shape="id3" draw:start-glue-point="6" draw:end-shape="id4" draw:end-glue-point="1" svg:d="M2150 2100l-1300 50" svg:viewBox="0 0 1301 51">
          <text:p/>
        </draw:connector>
        <draw:connector draw:style-name="gr2" draw:text-style-name="P1" draw:layer="layout" draw:type="line" svg:x1="2.15cm" svg:y1="2.1cm" svg:x2="3.25cm" svg:y2="2.1cm" draw:end-shape="id3" draw:end-glue-point="10" svg:d="M2150 2100h1100" svg:viewBox="0 0 1101 1">
          <text:p/>
        </draw:connector>
        <draw:connector draw:style-name="gr2" draw:text-style-name="P1" draw:layer="layout" draw:type="line" svg:x1="6.152cm" svg:y1="2.102cm" svg:x2="3.25cm" svg:y2="2.1cm" draw:start-shape="id5" draw:start-glue-point="6" svg:d="M6152 2102l-2902-2" svg:viewBox="0 0 2903 3">
          <text:p/>
        </draw:connector>
        <draw:connector draw:style-name="gr2" draw:text-style-name="P1" draw:layer="layout" draw:type="line" svg:x1="7.091cm" svg:y1="2.491cm" svg:x2="6.152cm" svg:y2="2.102cm" draw:start-shape="id5" draw:start-glue-point="9" draw:end-shape="id5" draw:end-glue-point="6" svg:d="M7091 2491l-939-389" svg:viewBox="0 0 940 390">
          <text:p/>
        </draw:connector>
        <draw:connector draw:style-name="gr2" draw:text-style-name="P1" draw:layer="layout" draw:type="line" svg:x1="7.092cm" svg:y1="2.492cm" svg:x2="8.314cm" svg:y2="3.714cm" draw:end-shape="id6" draw:end-glue-point="5" svg:d="M7092 2492l1222 1222" svg:viewBox="0 0 1223 1223">
          <text:p/>
        </draw:connector>
        <draw:connector draw:style-name="gr2" draw:text-style-name="P1" draw:layer="layout" draw:type="line" svg:x1="8.703cm" svg:y1="4.653cm" svg:x2="8.314cm" svg:y2="3.714cm" draw:start-shape="id6" draw:start-glue-point="8" svg:d="M8703 4653l-389-939" svg:viewBox="0 0 390 940">
          <text:p/>
        </draw:connector>
        <draw:connector draw:style-name="gr2" draw:text-style-name="P1" draw:layer="layout" draw:type="line" svg:x1="8.704cm" svg:y1="4.654cm" svg:x2="8.75cm" svg:y2="6.65cm" draw:end-shape="id7" draw:end-glue-point="0" svg:d="M8704 4654l46 1996" svg:viewBox="0 0 47 1997">
          <text:p/>
        </draw:connector>
        <draw:connector draw:style-name="gr3" draw:text-style-name="P1" draw:layer="layout" draw:type="line" svg:x1="6.705cm" svg:y1="6.655cm" svg:x2="6.75cm" svg:y2="7.65cm" draw:end-shape="id8" draw:end-glue-point="0" svg:d="M6705 6655l45 995" svg:viewBox="0 0 46 996">
          <text:p/>
        </draw:connector>
        <draw:connector draw:style-name="gr3" draw:text-style-name="P1" draw:layer="layout" draw:type="line" svg:x1="4.312cm" svg:y1="4.49cm" svg:x2="3.094cm" svg:y2="5.716cm" draw:start-shape="id9" draw:start-glue-point="7" svg:d="M4312 4490l-1218 1226" svg:viewBox="0 0 1219 1227">
          <text:p/>
        </draw:connector>
        <draw:connector draw:style-name="gr3" draw:text-style-name="P1" draw:layer="layout" draw:type="line" svg:x1="5.09cm" svg:y1="4.49cm" svg:x2="6.315cm" svg:y2="5.715cm" draw:start-shape="id9" draw:start-glue-point="9" draw:end-shape="id10" draw:end-glue-point="5" svg:d="M5090 4490l1225 1225" svg:viewBox="0 0 1226 1226">
          <text:p/>
        </draw:connector>
        <draw:connector draw:style-name="gr3" draw:text-style-name="P1" draw:layer="layout" draw:type="line" svg:x1="2.316cm" svg:y1="6.494cm" svg:x2="3.094cm" svg:y2="5.716cm" draw:end-shape="id11" draw:end-glue-point="11" svg:d="M2316 6494l778-778" svg:viewBox="0 0 779 779">
          <text:p/>
        </draw:connector>
        <draw:connector draw:style-name="gr3" draw:text-style-name="P1" draw:layer="layout" draw:type="line" svg:x1="2.316cm" svg:y1="6.494cm" svg:x2="1.35cm" svg:y2="7.55cm" svg:d="M2316 6494l-966 1056" svg:viewBox="0 0 967 1057">
          <text:p/>
        </draw:connector>
        <draw:connector draw:style-name="gr3" draw:text-style-name="P1" draw:layer="layout" draw:type="line" svg:x1="6.704cm" svg:y1="6.654cm" svg:x2="6.315cm" svg:y2="5.715cm" draw:start-shape="id10" draw:start-glue-point="8" draw:end-shape="id10" draw:end-glue-point="5" svg:d="M6704 6654l-389-939" svg:viewBox="0 0 390 940">
          <text:p/>
        </draw:connector>
        <draw:custom-shape draw:style-name="gr4" draw:text-style-name="P2" xml:id="id3" draw:id="id3" draw:layer="layout" svg:width="1.1cm" svg:height="1.1cm" svg:x="2.1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1cm" svg:height="1.1cm" svg:x="4.151cm" svg:y="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1.1cm" svg:height="1.1cm" svg:x="6.152cm" svg:y="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1.1cm" svg:height="1.1cm" svg:x="8.1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1.1cm" svg:height="1.1cm" svg:x="6.154cm" svg:y="5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1.1cm" svg:height="1.1cm" svg:x="2.155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1.1cm" svg:height="1.1cm" svg:x="0.652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0.8cm" svg:height="0.8cm" svg:x="0.05cm" svg:y="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4" draw:id="id14" draw:layer="layout" svg:width="0.8cm" svg:height="0.8cm" svg:x="3.25cm" svg:y="0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3" draw:id="id13" draw:layer="layout" svg:width="0.8cm" svg:height="0.8cm" svg:x="1.25cm" svg:y="0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5" draw:id="id15" draw:layer="layout" svg:width="0.8cm" svg:height="0.8cm" svg:x="7.45cm" svg:y="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layout" svg:width="0.8cm" svg:height="0.8cm" svg:x="8.35cm" svg:y="1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0.8cm" svg:height="0.8cm" svg:x="8.35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0.8cm" svg:height="0.8cm" svg:x="6.35cm" svg:y="7.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7" draw:id="id17" draw:layer="layout" svg:width="0.8cm" svg:height="0.8cm" svg:x="4.35cm" svg:y="6.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2" draw:id="id12" draw:layer="layout" svg:width="0.8cm" svg:height="0.8cm" svg:x="2.35cm" svg:y="7.6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0.813cm" svg:y1="4.391cm" svg:x2="0.65cm" svg:y2="5.35cm" draw:start-shape="id1" draw:start-glue-point="7" draw:end-shape="id2" draw:end-glue-point="0" svg:d="M813 4391l-163 959" svg:viewBox="0 0 164 960">
          <text:p/>
        </draw:connector>
        <draw:custom-shape draw:style-name="gr12" draw:text-style-name="P4" xml:id="id2" draw:id="id2" draw:layer="layout" svg:width="0.8cm" svg:height="0.8cm" svg:x="0.25cm" svg:y="5.3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.705cm" svg:y1="6.655cm" svg:x2="2.75cm" svg:y2="7.65cm" draw:start-shape="id11" draw:start-glue-point="8" draw:end-shape="id12" draw:end-glue-point="0" svg:d="M2705 6655l45 995" svg:viewBox="0 0 46 996">
          <text:p/>
        </draw:connector>
        <draw:connector draw:style-name="gr13" draw:text-style-name="P2" draw:layer="layout" draw:type="line" svg:x1="2.15cm" svg:y1="2.1cm" svg:x2="0.85cm" svg:y2="2.15cm" draw:start-shape="id3" draw:start-glue-point="6" draw:end-shape="id4" draw:end-glue-point="1" svg:d="M2150 2100l-1300 50" svg:viewBox="0 0 1301 51">
          <text:p/>
        </draw:connector>
        <draw:connector draw:style-name="gr13" draw:text-style-name="P2" draw:layer="layout" draw:type="line" svg:x1="2.311cm" svg:y1="1.711cm" svg:x2="1.65cm" svg:y2="0.85cm" draw:start-shape="id3" draw:start-glue-point="5" draw:end-shape="id13" draw:end-glue-point="2" svg:d="M2311 1711l-661-861" svg:viewBox="0 0 662 862">
          <text:p/>
        </draw:connector>
        <draw:connector draw:style-name="gr13" draw:text-style-name="P2" draw:layer="layout" draw:type="line" svg:x1="3.089cm" svg:y1="1.711cm" svg:x2="3.65cm" svg:y2="0.85cm" draw:start-shape="id3" draw:start-glue-point="11" draw:end-shape="id14" draw:end-glue-point="2" svg:d="M3089 1711l561-861" svg:viewBox="0 0 562 862">
          <text:p/>
        </draw:connector>
        <draw:connector draw:style-name="gr13" draw:text-style-name="P2" draw:layer="layout" draw:type="line" svg:x1="3.089cm" svg:y1="2.489cm" svg:x2="4.312cm" svg:y2="3.712cm" draw:start-shape="id3" draw:start-glue-point="9" draw:end-shape="id9" draw:end-glue-point="5" svg:d="M3089 2489l1223 1223" svg:viewBox="0 0 1224 1224">
          <text:p/>
        </draw:connector>
        <draw:connector draw:style-name="gr13" draw:text-style-name="P2" draw:layer="layout" draw:type="line" svg:x1="2.311cm" svg:y1="2.489cm" svg:x2="1.591cm" svg:y2="3.613cm" draw:start-shape="id3" draw:start-glue-point="7" draw:end-shape="id1" draw:end-glue-point="11" svg:d="M2311 2489l-720 1124" svg:viewBox="0 0 721 1125">
          <text:p/>
        </draw:connector>
        <draw:connector draw:style-name="gr13" draw:text-style-name="P2" draw:layer="layout" draw:type="line" svg:x1="3.25cm" svg:y1="2.1cm" svg:x2="6.152cm" svg:y2="2.102cm" draw:start-shape="id3" draw:start-glue-point="10" draw:end-shape="id5" draw:end-glue-point="6" svg:d="M3250 2100l2902 2" svg:viewBox="0 0 2903 3">
          <text:p/>
        </draw:connector>
        <draw:connector draw:style-name="gr13" draw:text-style-name="P2" draw:layer="layout" draw:type="line" svg:x1="5.09cm" svg:y1="3.712cm" svg:x2="6.313cm" svg:y2="2.491cm" draw:start-shape="id9" draw:start-glue-point="11" draw:end-shape="id5" draw:end-glue-point="7" svg:d="M5090 3712l1223-1221" svg:viewBox="0 0 1224 1222">
          <text:p/>
        </draw:connector>
        <draw:connector draw:style-name="gr13" draw:text-style-name="P2" draw:layer="layout" draw:type="line" svg:x1="8.314cm" svg:y1="4.492cm" svg:x2="7.093cm" svg:y2="5.715cm" draw:start-shape="id6" draw:start-glue-point="7" draw:end-shape="id10" draw:end-glue-point="11" svg:d="M8314 4492l-1221 1223" svg:viewBox="0 0 1222 1224">
          <text:p/>
        </draw:connector>
        <draw:connector draw:style-name="gr13" draw:text-style-name="P2" draw:layer="layout" draw:type="line" svg:x1="8.314cm" svg:y1="3.714cm" svg:x2="7.091cm" svg:y2="2.491cm" draw:start-shape="id6" draw:start-glue-point="5" draw:end-shape="id5" draw:end-glue-point="9" svg:d="M8314 3714l-1223-1223" svg:viewBox="0 0 1224 1224">
          <text:p/>
        </draw:connector>
        <draw:connector draw:style-name="gr13" draw:text-style-name="P2" draw:layer="layout" draw:type="line" svg:x1="7.85cm" svg:y1="0.85cm" svg:x2="7.091cm" svg:y2="1.713cm" draw:start-shape="id15" draw:start-glue-point="2" draw:end-shape="id5" draw:end-glue-point="11" svg:d="M7850 850l-759 863" svg:viewBox="0 0 760 864">
          <text:p/>
        </draw:connector>
        <draw:connector draw:style-name="gr13" draw:text-style-name="P2" draw:layer="layout" draw:type="line" svg:x1="8.35cm" svg:y1="2.05cm" svg:x2="7.252cm" svg:y2="2.102cm" draw:start-shape="id16" draw:start-glue-point="3" draw:end-shape="id5" draw:end-glue-point="10" svg:d="M8350 2050l-1098 52" svg:viewBox="0 0 1099 53">
          <text:p/>
        </draw:connector>
        <draw:connector draw:style-name="gr13" draw:text-style-name="P2" draw:layer="layout" draw:type="line" svg:x1="8.75cm" svg:y1="6.65cm" svg:x2="8.703cm" svg:y2="4.653cm" draw:start-shape="id7" draw:start-glue-point="0" draw:end-shape="id6" draw:end-glue-point="8" svg:d="M8750 6650l-47-1997" svg:viewBox="0 0 48 1998">
          <text:p/>
        </draw:connector>
        <draw:connector draw:style-name="gr13" draw:text-style-name="P2" draw:layer="layout" draw:type="line" svg:x1="5.15cm" svg:y1="7.05cm" svg:x2="6.315cm" svg:y2="6.493cm" draw:start-shape="id17" draw:start-glue-point="1" draw:end-shape="id10" draw:end-glue-point="7" svg:d="M5150 7050l1165-557" svg:viewBox="0 0 1166 558">
          <text:p/>
        </draw:connector>
        <draw:connector draw:style-name="gr13" draw:text-style-name="P2" draw:layer="layout" draw:type="line" svg:x1="4.35cm" svg:y1="7.05cm" svg:x2="3.094cm" svg:y2="6.494cm" draw:start-shape="id17" draw:start-glue-point="3" draw:end-shape="id11" draw:end-glue-point="9" svg:d="M4350 7050l-1256-556" svg:viewBox="0 0 1257 557">
          <text:p/>
        </draw:connector>
        <draw:custom-shape draw:style-name="gr11" draw:text-style-name="P3" xml:id="id18" draw:id="id18" draw:layer="layout" svg:width="0.8cm" svg:height="0.8cm" svg:x="0.55cm" svg:y="7.1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.155cm" svg:y1="6.105cm" svg:x2="1.05cm" svg:y2="5.75cm" draw:start-shape="id11" draw:start-glue-point="6" draw:end-shape="id2" draw:end-glue-point="1" svg:d="M2155 6105l-1105-355" svg:viewBox="0 0 1106 356">
          <text:p/>
        </draw:connector>
        <draw:connector draw:style-name="gr13" draw:text-style-name="P2" draw:layer="layout" draw:type="line" svg:x1="2.316cm" svg:y1="6.494cm" svg:x2="1.35cm" svg:y2="7.55cm" draw:start-shape="id11" draw:start-glue-point="7" draw:end-shape="id18" draw:end-glue-point="1" svg:d="M2316 6494l-966 1056" svg:viewBox="0 0 967 1057">
          <text:p/>
        </draw:connector>
        <draw:connector draw:style-name="gr13" draw:text-style-name="P2" draw:layer="layout" draw:type="line" svg:x1="2.316cm" svg:y1="6.494cm" svg:x2="3.094cm" svg:y2="5.716cm" draw:end-shape="id11" draw:end-glue-point="11" svg:d="M2316 6494l778-778" svg:viewBox="0 0 779 779">
          <text:p/>
        </draw:connector>
        <draw:connector draw:style-name="gr13" draw:text-style-name="P2" draw:layer="layout" draw:type="line" svg:x1="4.312cm" svg:y1="4.49cm" svg:x2="3.094cm" svg:y2="5.716cm" draw:start-shape="id9" draw:start-glue-point="7" svg:d="M4312 4490l-1218 1226" svg:viewBox="0 0 1219 1227">
          <text:p/>
        </draw:connector>
        <draw:connector draw:style-name="gr13" draw:text-style-name="P2" draw:layer="layout" draw:type="line" svg:x1="5.09cm" svg:y1="4.49cm" svg:x2="6.315cm" svg:y2="5.715cm" draw:start-shape="id9" draw:start-glue-point="9" draw:end-shape="id10" draw:end-glue-point="5" svg:d="M5090 4490l1225 1225" svg:viewBox="0 0 1226 1226">
          <text:p/>
        </draw:connector>
        <draw:connector draw:style-name="gr13" draw:text-style-name="P2" draw:layer="layout" draw:type="line" svg:x1="6.704cm" svg:y1="6.654cm" svg:x2="6.316cm" svg:y2="5.716cm" draw:start-shape="id10" draw:start-glue-point="8" svg:d="M6704 6654l-388-938" svg:viewBox="0 0 389 939">
          <text:p/>
        </draw:connector>
        <draw:connector draw:style-name="gr13" draw:text-style-name="P2" draw:layer="layout" draw:type="line" svg:x1="6.704cm" svg:y1="6.654cm" svg:x2="6.75cm" svg:y2="7.65cm" draw:end-shape="id8" draw:end-glue-point="0" svg:d="M6704 6654l46 996" svg:viewBox="0 0 47 997">
          <text:p/>
        </draw:connector>
        <draw:connector draw:style-name="gr13" draw:text-style-name="P2" draw:layer="layout" draw:type="line" svg:x1="3.25cm" svg:y1="2.1cm" svg:x2="2.15cm" svg:y2="2.1cm" draw:start-shape="id3" draw:start-glue-point="10" draw:end-shape="id3" draw:end-glue-point="6" svg:d="M3250 2100h-1100" svg:viewBox="0 0 1101 1">
          <text:p/>
        </draw:connector>
        <draw:connector draw:style-name="gr13" draw:text-style-name="P2" draw:layer="layout" draw:type="line" svg:x1="7.091cm" svg:y1="2.491cm" svg:x2="6.152cm" svg:y2="2.102cm" draw:start-shape="id5" draw:start-glue-point="9" draw:end-shape="id5" draw:end-glue-point="6" svg:d="M7091 2491l-939-389" svg:viewBox="0 0 940 390">
          <text:p/>
        </draw:connector>
        <draw:connector draw:style-name="gr13" draw:text-style-name="P2" draw:layer="layout" draw:type="line" svg:x1="8.703cm" svg:y1="4.653cm" svg:x2="8.314cm" svg:y2="3.714cm" draw:start-shape="id6" draw:start-glue-point="8" draw:end-shape="id6" draw:end-glue-point="5" svg:d="M8703 4653l-389-939" svg:viewBox="0 0 390 9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05:06.405451445</meta:creation-date>
    <dc:date>2018-04-24T17:37:23.839766830</dc:date>
    <meta:editing-duration>PT21M12S</meta:editing-duration>
    <meta:editing-cycles>5</meta:editing-cycles>
    <meta:generator>LibreOffice/6.0.3.2$Linux_X86_64 LibreOffice_project/00m0$Build-2</meta:generator>
    <meta:document-statistic meta:object-count="58"/>
  </office:meta>
</office:document-meta>
</file>